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penSessionInterceptor.afterProperties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penSessionInterceptor.invoke( MethodInvocation invoc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OpenSessionInterceptor.getSession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enSessionInterceptor.setSessionFactory( @ Nullable SessionFactory sessio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enSessionInterceptor.openSession( SessionFactory sessionFact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